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lob.setAscii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SerializerTest.test_cl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ob.position( String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getCharacter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Clob.getAscii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MockClob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SerializerTest.test_clob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Value( Clob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MockClob( SQL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SerializerTest.test_clob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ob.truncate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Clob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Clob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getCharacterStream( long pos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position( Clob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setCharacter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setString( long pos , String str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setError( SQL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getSubString( long 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ob.setString( long pos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